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99" draw:textarea-vertical-align="middle"/>
    </style:style>
    <style:style style:name="P1" style:family="paragraph">
      <loext:graphic-properties draw:fill-color="#cccc99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812cm" svg:height="17.435cm" svg:x="1.092cm" svg:y="1.089cm" svg:viewBox="0 0 9813 17436" svg:d="M3812 17400c2921-2413 3683-7112 3683-7112 0 0 1143 127 1778-762s635-1524 381-2667-762-2413-2540-3683-7239-3048-7112-3175 508 17526 635 17399 3302 127 3429 0-254 0-254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0:54:20.516530436</meta:creation-date>
    <dc:date>2017-01-19T10:57:16.648899917</dc:date>
    <meta:editing-duration>PT2M56S</meta:editing-duration>
    <meta:editing-cycles>1</meta:editing-cycles>
    <meta:document-statistic meta:object-count="1"/>
    <meta:generator>LibreOffice/5.2.2.2$Linux_X86_64 LibreOffice_project/20m0$Build-2</meta:generator>
  </office:meta>
</office:document-meta>
</file>